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sfs10" svg:font-family="rsfs10" style:font-adornments="Bold 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solid" draw:fill-color="#cccccc" draw:textarea-horizontal-align="justify" draw:textarea-vertical-align="middle" draw:auto-grow-height="false" fo:min-height="3.333cm" fo:min-width="2.274cm" fo:padding-top="0.175cm" fo:padding-bottom="0.175cm" fo:padding-left="0.3cm" fo:padding-right="0.3cm"/>
    </style:style>
    <style:style style:name="gr2" style:family="graphic" style:parent-style-name="standard">
      <style:graphic-properties svg:stroke-width="0cm" svg:stroke-color="#000000" draw:marker-start-width="0.2cm" draw:marker-end-width="0.2cm" draw:fill="solid" draw:fill-color="#cccccc" draw:textarea-horizontal-align="justify" draw:textarea-vertical-align="middle" draw:auto-grow-height="false" fo:min-height="0.648cm" fo:min-width="0.669cm" fo:padding-top="0.125cm" fo:padding-bottom="0.125cm" fo:padding-left="0.25cm" fo:padding-right="0.25cm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3.374cm" fo:min-width="2.185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5cm" fo:min-width="0cm"/>
    </style:style>
    <style:style style:name="gr6" style:family="graphic" style:parent-style-name="standard">
      <style:graphic-properties svg:stroke-width="0cm" svg:stroke-color="#000000" draw:marker-start-width="0.2cm" draw:marker-end-width="0.2cm" draw:fill="solid" draw:fill-color="#cccccc" draw:textarea-horizontal-align="justify" draw:textarea-vertical-align="middle" draw:auto-grow-height="false" fo:min-height="2.277cm" fo:min-width="1.296cm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1cm" fo:min-width="0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021cm" fo:min-width="0cm"/>
    </style:style>
    <style:style style:name="gr11" style:family="graphic" style:parent-style-name="objectwithoutfill">
      <style:graphic-properties draw:stroke="dash" draw:stroke-dash="Fine_20_Dashed" svg:stroke-width="0.05cm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0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rsfs10" fo:font-size="32pt" fo:font-style="italic" fo:font-weight="normal" style:font-size-asian="18pt" style:font-size-complex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000000"/>
      <style:paragraph-properties fo:text-align="center"/>
    </style:style>
    <style:style style:name="T1" style:family="text">
      <style:text-properties style:font-name="rsfs10" fo:font-size="32pt" fo:font-style="italic" fo:font-weight="normal" style:font-size-asian="18pt" style:font-size-complex="18pt"/>
    </style:style>
    <style:style style:name="T2" style:family="text">
      <style:text-properties style:text-position="sub 58%" style:font-name="rsfs10" fo:font-size="32pt" fo:font-style="italic" fo:font-weight="normal" style:font-size-asian="18pt" style:font-size-complex="18pt"/>
    </style:style>
    <style:style style:name="T3" style:family="text">
      <style:text-properties style:text-position="sub 58%" fo:font-size="18pt" style:font-size-asian="18pt" style:font-size-complex="18pt"/>
    </style:style>
    <style:style style:name="T4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5.207cm" svg:x="12.303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51cm" svg:height="1.27cm" svg:x="13.346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937cm" svg:height="5.264cm" svg:x="5.953cm" svg:y="2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1.16cm" svg:y1="1.889cm" svg:x2="11.16cm" svg:y2="9.382cm">
          <text:p/>
        </draw:line>
        <draw:frame draw:style-name="gr5" draw:text-style-name="P3" draw:layer="layout" svg:width="1.27cm" svg:height="1.445cm" svg:x="5.572cm" svg:y="7.232cm">
          <draw:text-box>
            <text:p><text:span text:style-name="T1">E</text:span></text:p>
          </draw:text-box>
        </draw:frame>
        <draw:custom-shape draw:style-name="gr6" draw:text-style-name="P1" draw:layer="layout" svg:width="2.54cm" svg:height="3.573cm" svg:x="6.739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2.225cm" svg:height="0.962cm" svg:x="10.051cm" svg:y="9.336cm">
          <draw:text-box>
            <text:p>oracle</text:p>
          </draw:text-box>
        </draw:frame>
        <draw:frame draw:style-name="gr8" draw:text-style-name="P3" draw:layer="layout" svg:width="2.107cm" svg:height="1.742cm" svg:x="15.224cm" svg:y="6.969cm">
          <draw:text-box>
            <text:p><text:span text:style-name="T1">R</text:span><text:span text:style-name="T2">E</text:span></text:p>
          </draw:text-box>
        </draw:frame>
        <draw:frame draw:style-name="gr9" draw:text-style-name="P4" draw:layer="layout" svg:width="1.143cm" svg:height="1.171cm" svg:x="7.297cm" svg:y="6.141cm">
          <draw:text-box>
            <text:p>e<text:span text:style-name="T3">2</text:span></text:p>
          </draw:text-box>
        </draw:frame>
        <draw:custom-shape draw:style-name="gr10" draw:text-style-name="P5" draw:layer="layout" svg:width="0.381cm" svg:height="0.381cm" svg:x="8.268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81cm" svg:height="0.381cm" svg:x="13.526cm" svg:y="3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81cm" svg:height="0.381cm" svg:x="13.526cm" svg:y="3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2" draw:layer="layout" svg:width="4.12cm" svg:height="2.746cm" draw:transform="rotate (2.5535912285929) translate (12.0220053883311cm 5.59799775485455cm)" svg:viewBox="0 0 4121 2747" svg:d="M0 2747c2747 0 4121-2747 4121-2747">
          <text:p/>
        </draw:path>
        <draw:frame draw:style-name="gr9" draw:text-style-name="P4" draw:layer="layout" svg:width="0.942cm" svg:height="1.171cm" svg:x="13.774cm" svg:y="3.015cm">
          <draw:text-box>
            <text:p>r<text:span text:style-name="T4">1</text:span></text:p>
          </draw:text-box>
        </draw:frame>
        <draw:path draw:style-name="gr4" draw:text-style-name="P2" draw:layer="layout" svg:width="2.397cm" svg:height="0.914cm" draw:transform="skewX (0.031066860685499) rotate (-0.705636616581308) translate (11.7502587385077cm 1.84329903746974cm)" svg:viewBox="0 0 2398 915" svg:d="M2398 0c-1717 1-2398 915-2398 915">
          <text:p/>
        </draw:path>
        <draw:frame draw:style-name="gr9" draw:text-style-name="P4" draw:layer="layout" svg:width="1.143cm" svg:height="1.171cm" svg:x="7.296cm" svg:y="2.715cm">
          <draw:text-box>
            <text:p>e<text:span text:style-name="T3">1</text:span></text:p>
          </draw:text-box>
        </draw:frame>
        <draw:custom-shape draw:style-name="gr10" draw:text-style-name="P5" draw:layer="layout" svg:width="0.381cm" svg:height="0.381cm" svg:x="8.226cm" svg:y="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81cm" svg:height="0.381cm" svg:x="8.226cm" svg:y="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81cm" svg:height="0.381cm" svg:x="8.168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draw:layer="layout" svg:width="1.379cm" svg:height="1.411cm" svg:x="14.425cm" svg:y="3.969cm">
          <draw:text-box>
            <text:p><text:span text:style-name="T1">R</text:span></text:p>
          </draw:text-box>
        </draw:frame>
        <draw:frame draw:style-name="gr9" draw:text-style-name="P4" draw:layer="layout" svg:width="1.143cm" svg:height="1.171cm" svg:x="15.296cm" svg:y="4.429cm">
          <draw:text-box>
            <text:p>e<text:span text:style-name="T3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sfs10" svg:font-family="rsfs10" style:font-adornments="Bold 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0T15:58:20.606045281</meta:creation-date>
    <dc:date>2020-07-10T12:31:58.837697034</dc:date>
    <meta:editing-duration>PT1H6M11S</meta:editing-duration>
    <meta:editing-cycles>18</meta:editing-cycles>
    <meta:generator>LibreOffice/6.0.7.3$Linux_X86_64 LibreOffice_project/00m0$Build-3</meta:generator>
    <meta:document-statistic meta:object-count="21"/>
  </office:meta>
</office:document-meta>
</file>